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5b89" officeooo:paragraph-rsid="00175b89"/>
    </style:style>
    <style:style style:name="P2" style:family="paragraph" style:parent-style-name="Standard">
      <style:text-properties officeooo:rsid="0018e4f2" officeooo:paragraph-rsid="0018e4f2"/>
    </style:style>
    <style:style style:name="P3" style:family="paragraph" style:parent-style-name="Standard">
      <style:text-properties officeooo:rsid="0019d1d4" officeooo:paragraph-rsid="0019d1d4"/>
    </style:style>
    <style:style style:name="P4" style:family="paragraph" style:parent-style-name="Standard">
      <style:text-properties officeooo:rsid="0019e38f" officeooo:paragraph-rsid="0019e38f"/>
    </style:style>
    <style:style style:name="P5" style:family="paragraph" style:parent-style-name="Standard">
      <style:text-properties officeooo:rsid="001b6205" officeooo:paragraph-rsid="001b6205"/>
    </style:style>
    <style:style style:name="P6" style:family="paragraph" style:parent-style-name="Standard">
      <style:text-properties officeooo:rsid="001c67f3" officeooo:paragraph-rsid="001c67f3"/>
    </style:style>
    <style:style style:name="P7" style:family="paragraph" style:parent-style-name="Standard">
      <style:text-properties officeooo:rsid="001ee2c0" officeooo:paragraph-rsid="001ee2c0"/>
    </style:style>
    <style:style style:name="P8" style:family="paragraph" style:parent-style-name="Standard">
      <style:text-properties officeooo:rsid="001eed55" officeooo:paragraph-rsid="001eed55"/>
    </style:style>
    <style:style style:name="T1" style:family="text">
      <style:text-properties officeooo:rsid="001bf27b"/>
    </style:style>
    <style:style style:name="T2" style:family="text">
      <style:text-properties officeooo:rsid="001da0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éunion 15/02/2022</text:p>
      <text:p text:style-name="P1"/>
      <text:p text:style-name="P1">Brielmann : <text:s/>Aesthetic Model</text:p>
      <text:p text:style-name="P1"/>
      <text:p text:style-name="P1"/>
      <text:p text:style-name="P1"/>
      <text:p text:style-name="P2">l’information que tu acquière, a quelle point elle est utile a résoudre un truc future</text:p>
      <text:p text:style-name="P2"/>
      <text:p text:style-name="P2">«  récompense immédiate »</text:p>
      <text:p text:style-name="P2">«  souhait »</text:p>
      <text:p text:style-name="P2"/>
      <text:p text:style-name="P2">composente r(t) → récompense immediate</text:p>
      <text:p text:style-name="P2"/>
      <text:p text:style-name="P2">p(t) → distribution de tous les visages humain</text:p>
      <text:p text:style-name="P2"/>
      <text:p text:style-name="P2">équation 1</text:p>
      <text:p text:style-name="P2">correspond a la courbe verte (true distribution) (considère qu’elle ne varie pas, (arbitraire))</text:p>
      <text:p text:style-name="P2">multigaussienne et récupéré le log</text:p>
      <text:p text:style-name="P2">correspond a la vrai distribution</text:p>
      <text:p text:style-name="P2"/>
      <text:p text:style-name="P2"/>
      <text:p text:style-name="P3">equation 4</text:p>
      <text:p text:style-name="P3">definie un changement de la variance sous l’effet des stimuli</text:p>
      <text:p text:style-name="P3"/>
      <text:p text:style-name="P3">dans le cadre de notre travail, nous on se concentre dans la ‘récompense immediate’.</text:p>
      <text:p text:style-name="P3">I<text:span text:style-name="T2">mmediate sensory reward</text:span></text:p>
      <text:p text:style-name="P3"/>
      <text:p text:style-name="P4">A partir de la mixure gaussienne, </text:p>
      <text:p text:style-name="P4">calculer la log likelihood : fonction de vraisemblance</text:p>
      <text:p text:style-name="P4">avec log likelihood, on peux calculer les dimension plus facilement, </text:p>
      <text:p text:style-name="P4">optimum d’une fonction = optimum du log de la fonction</text:p>
      <text:p text:style-name="P4"/>
      <text:p text:style-name="P4">tu donne une image et récupère la probabilité, comparer avec la note de beauté de l’image</text:p>
      <text:p text:style-name="P5"/>
      <text:p text:style-name="P5">modèle.predict(image)</text:p>
      <text:p text:style-name="P5"/>
      <text:p text:style-name="P5"/>
      <text:p text:style-name="P5">pour chaque on a un loglikelihood par couche.</text:p>
      <text:p text:style-name="P5"/>
      <text:p text:style-name="P5">‘remplasse<text:span text:style-name="T1">r</text:span> sparsité par loglikelihood et on refais le truc’</text:p>
      <text:p text:style-name="P5"/>
      <text:p text:style-name="P6">combiner la loglikelihood avec sparsité ?</text:p>
      <text:p text:style-name="P5"/>
      <text:p text:style-name="P8">Nbe de composante pour la gaussienne</text:p>
      <text:p text:style-name="P5"/>
      <text:p text:style-name="P7">loocv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2:59:30.579000000</meta:creation-date>
    <dc:date>2022-02-15T14:06:06.028000000</dc:date>
    <meta:editing-duration>PT26M1S</meta:editing-duration>
    <meta:editing-cycles>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26" meta:word-count="176" meta:character-count="1112" meta:non-whitespace-character-count="957"/>
  </office:meta>
</office:document-meta>
</file>